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bae" officeooo:paragraph-rsid="0001dbae"/>
    </style:style>
    <style:style style:name="P2" style:family="paragraph" style:parent-style-name="Standard">
      <style:text-properties officeooo:rsid="0003a28c" officeooo:paragraph-rsid="0003a2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or de voorbereiding </text:p>
      <text:p text:style-name="P1"/>
      <text:p text:style-name="P1">1) installeer de phaser-3 folder op de computer, oftewel door kopiëren van een USB-stick, of met een git clone https://github.com/utrechtjug/devoxx4kids</text:p>
      <text:p text:style-name="P1"/>
      <text:p text:style-name="P1">2) ga naar de phaser-3 folder</text:p>
      <text:p text:style-name="P1"/>
      <text:p text:style-name="P1">3) run een server (zorg dat python geinstalleerd is, anders <text:a xlink:type="simple" xlink:href="https://www.python.org/downloads/" text:style-name="Internet_20_link" text:visited-style-name="Visited_20_Internet_20_Link">https://www.python.org/downloads/</text:a> )</text:p>
      <text:p text:style-name="P1">-run server met python -m http.server</text:p>
      <text:p text:style-name="P1"/>
      <text:p text:style-name="P1">4) laad chrome of een andere browser</text:p>
      <text:p text:style-name="P1"/>
      <text:p text:style-name="P1">5) Ga met de browser naar <text:a xlink:type="simple" xlink:href="http://127.0.0.1:8000/game.html" text:style-name="Internet_20_link" text:visited-style-name="Visited_20_Internet_20_Link">http://127.0.0.1:8000/game.html</text:a></text:p>
      <text:p text:style-name="P1"/>
      <text:p text:style-name="P2">6) start de editor (of zorg dat er een geinstalleerd is, bv Visual studio code, <text:a xlink:type="simple" xlink:href="https://code.visualstudio.com/" text:style-name="Internet_20_link" text:visited-style-name="Visited_20_Internet_20_Link">https://code.visualstudio.com/</text:a> )</text:p>
      <text:p text:style-name="P2"/>
      <text:p text:style-name="P2">7) In de editor, open de game.html file in de phaser-3 folder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0T18:53:44.581000000</meta:creation-date>
    <dc:title>A4</dc:title>
    <meta:editing-duration>PT22M56S</meta:editing-duration>
    <meta:editing-cycles>4</meta:editing-cycles>
    <meta:generator>LibreOffice/6.4.6.2$Windows_X86_64 LibreOffice_project/0ce51a4fd21bff07a5c061082cc82c5ed232f115</meta:generator>
    <dc:date>2020-11-12T19:44:39.785000000</dc:date>
    <meta:document-statistic meta:table-count="0" meta:image-count="0" meta:object-count="0" meta:page-count="1" meta:paragraph-count="9" meta:word-count="90" meta:character-count="601" meta:non-whitespace-character-count="519"/>
    <meta:template xlink:type="simple" xlink:actuate="onRequest" xlink:title="A4" xlink:href="file:///C:/Users/LalaShops/AppData/Roaming/LibreOffice/4/user/template/A4.ott" meta:date="2020-11-10T18:53:44.281000000"/>
  </office:meta>
</office:document-meta>
</file>